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idu_energy2gap" table:style-name="ta1">
        <table:table-column table:style-name="co2" table:number-columns-repeated="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jawp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397.82" calcext:value-type="float">
            <text:p>397.82000</text:p>
          </table:table-cell>
          <table:table-cell office:value-type="float" office:value="0" calcext:value-type="float">
            <text:p>0.00000</text:p>
          </table:table-cell>
          <table:table-cell table:number-columns-repeated="2"/>
        </table:table-row>
        <table:table-row table:style-name="ro1">
          <table:table-cell office:value-type="float" office:value="411.34448" calcext:value-type="float">
            <text:p>411.34448</text:p>
          </table:table-cell>
          <table:table-cell office:value-type="float" office:value="1.6950001" calcext:value-type="float">
            <text:p>1.69500</text:p>
          </table:table-cell>
          <table:table-cell table:number-columns-repeated="2"/>
        </table:table-row>
        <table:table-row table:style-name="ro1">
          <table:table-cell office:value-type="float" office:value="420.31918" calcext:value-type="float">
            <text:p>420.31918</text:p>
          </table:table-cell>
          <table:table-cell office:value-type="float" office:value="2.118" calcext:value-type="float">
            <text:p>2.11800</text:p>
          </table:table-cell>
          <table:table-cell table:number-columns-repeated="2"/>
        </table:table-row>
        <table:table-row table:style-name="ro1">
          <table:table-cell office:value-type="float" office:value="431.56863" calcext:value-type="float">
            <text:p>431.56863</text:p>
          </table:table-cell>
          <table:table-cell office:value-type="float" office:value="2.536" calcext:value-type="float">
            <text:p>2.53600</text:p>
          </table:table-cell>
          <table:table-cell table:number-columns-repeated="2"/>
        </table:table-row>
        <table:table-row table:style-name="ro1">
          <table:table-cell office:value-type="float" office:value="441.02606" calcext:value-type="float">
            <text:p>441.02606</text:p>
          </table:table-cell>
          <table:table-cell office:value-type="float" office:value="2.8329999" calcext:value-type="float">
            <text:p>2.83300</text:p>
          </table:table-cell>
          <table:table-cell table:number-columns-repeated="2"/>
        </table:table-row>
        <table:table-row table:style-name="ro1">
          <table:table-cell office:value-type="float" office:value="451.83008" calcext:value-type="float">
            <text:p>451.83008</text:p>
          </table:table-cell>
          <table:table-cell office:value-type="float" office:value="3.1300001" calcext:value-type="float">
            <text:p>3.13000</text:p>
          </table:table-cell>
          <table:table-cell table:number-columns-repeated="2"/>
        </table:table-row>
        <table:table-row table:style-name="ro1">
          <table:table-cell office:value-type="float" office:value="461.46017" calcext:value-type="float">
            <text:p>461.46017</text:p>
          </table:table-cell>
          <table:table-cell office:value-type="float" office:value="3.368" calcext:value-type="float">
            <text:p>3.36800</text:p>
          </table:table-cell>
          <table:table-cell table:number-columns-repeated="2"/>
        </table:table-row>
        <table:table-row table:style-name="ro1">
          <table:table-cell office:value-type="float" office:value="472.00555" calcext:value-type="float">
            <text:p>472.00555</text:p>
          </table:table-cell>
          <table:table-cell office:value-type="float" office:value="3.6059999" calcext:value-type="float">
            <text:p>3.60600</text:p>
          </table:table-cell>
          <table:table-cell table:number-columns-repeated="2"/>
        </table:table-row>
        <table:table-row table:style-name="ro1">
          <table:table-cell office:value-type="float" office:value="481.72791" calcext:value-type="float">
            <text:p>481.72791</text:p>
          </table:table-cell>
          <table:table-cell office:value-type="float" office:value="3.8050001" calcext:value-type="float">
            <text:p>3.80500</text:p>
          </table:table-cell>
          <table:table-cell table:number-columns-repeated="2"/>
        </table:table-row>
        <table:table-row table:style-name="ro1">
          <table:table-cell office:value-type="float" office:value="492.12875" calcext:value-type="float">
            <text:p>492.12875</text:p>
          </table:table-cell>
          <table:table-cell office:value-type="float" office:value="4.006" calcext:value-type="float">
            <text:p>4.00600</text:p>
          </table:table-cell>
          <table:table-cell table:number-columns-repeated="2"/>
        </table:table-row>
        <table:table-row table:style-name="ro1">
          <table:table-cell office:value-type="float" office:value="501.83054" calcext:value-type="float">
            <text:p>501.83054</text:p>
          </table:table-cell>
          <table:table-cell office:value-type="float" office:value="4.177" calcext:value-type="float">
            <text:p>4.17700</text:p>
          </table:table-cell>
          <table:table-cell table:number-columns-repeated="2"/>
        </table:table-row>
        <table:table-row table:style-name="ro1">
          <table:table-cell office:value-type="float" office:value="512.21277" calcext:value-type="float">
            <text:p>512.21277</text:p>
          </table:table-cell>
          <table:table-cell office:value-type="float" office:value="4.3499999" calcext:value-type="float">
            <text:p>4.35000</text:p>
          </table:table-cell>
          <table:table-cell table:number-columns-repeated="2"/>
        </table:table-row>
        <table:table-row table:style-name="ro1">
          <table:table-cell office:value-type="float" office:value="522.685" calcext:value-type="float">
            <text:p>522.68500</text:p>
          </table:table-cell>
          <table:table-cell office:value-type="float" office:value="4.5149999" calcext:value-type="float">
            <text:p>4.51500</text:p>
          </table:table-cell>
          <table:table-cell table:number-columns-repeated="2"/>
        </table:table-row>
        <table:table-row table:style-name="ro1">
          <table:table-cell office:value-type="float" office:value="531.57159" calcext:value-type="float">
            <text:p>531.57159</text:p>
          </table:table-cell>
          <table:table-cell office:value-type="float" office:value="4.678" calcext:value-type="float">
            <text:p>4.67800</text:p>
          </table:table-cell>
          <table:table-cell table:number-columns-repeated="2"/>
        </table:table-row>
        <table:table-row table:style-name="ro1">
          <table:table-cell office:value-type="float" office:value="542.45105" calcext:value-type="float">
            <text:p>542.45105</text:p>
          </table:table-cell>
          <table:table-cell office:value-type="float" office:value="4.802" calcext:value-type="float">
            <text:p>4.80200</text:p>
          </table:table-cell>
          <table:table-cell table:number-columns-repeated="2"/>
        </table:table-row>
        <table:table-row table:style-name="ro1">
          <table:table-cell office:value-type="float" office:value="551.81573" calcext:value-type="float">
            <text:p>551.81573</text:p>
          </table:table-cell>
          <table:table-cell office:value-type="float" office:value="4.9299998" calcext:value-type="float">
            <text:p>4.93000</text:p>
          </table:table-cell>
          <table:table-cell table:number-columns-repeated="2"/>
        </table:table-row>
        <table:table-row table:style-name="ro1">
          <table:table-cell office:value-type="float" office:value="561.6405" calcext:value-type="float">
            <text:p>561.64050</text:p>
          </table:table-cell>
          <table:table-cell office:value-type="float" office:value="5.0599999" calcext:value-type="float">
            <text:p>5.06000</text:p>
          </table:table-cell>
          <table:table-cell table:number-columns-repeated="2"/>
        </table:table-row>
        <table:table-row table:style-name="ro1">
          <table:table-cell office:value-type="float" office:value="572.6535" calcext:value-type="float">
            <text:p>572.65350</text:p>
          </table:table-cell>
          <table:table-cell office:value-type="float" office:value="5.1939998" calcext:value-type="float">
            <text:p>5.19400</text:p>
          </table:table-cell>
          <table:table-cell table:number-columns-repeated="2"/>
        </table:table-row>
        <table:table-row table:style-name="ro1">
          <table:table-cell office:value-type="float" office:value="582.23834" calcext:value-type="float">
            <text:p>582.23834</text:p>
          </table:table-cell>
          <table:table-cell office:value-type="float" office:value="5.3099999" calcext:value-type="float">
            <text:p>5.31000</text:p>
          </table:table-cell>
          <table:table-cell table:number-columns-repeated="2"/>
        </table:table-row>
        <table:table-row table:style-name="ro1">
          <table:table-cell office:value-type="float" office:value="592.53699" calcext:value-type="float">
            <text:p>592.53699</text:p>
          </table:table-cell>
          <table:table-cell office:value-type="float" office:value="5.4289999" calcext:value-type="float">
            <text:p>5.42900</text:p>
          </table:table-cell>
          <table:table-cell table:number-columns-repeated="2"/>
        </table:table-row>
        <table:table-row table:style-name="ro1">
          <table:table-cell office:value-type="float" office:value="602.37177" calcext:value-type="float">
            <text:p>602.37177</text:p>
          </table:table-cell>
          <table:table-cell office:value-type="float" office:value="5.539" calcext:value-type="float">
            <text:p>5.53900</text:p>
          </table:table-cell>
          <table:table-cell table:number-columns-repeated="2"/>
        </table:table-row>
        <table:table-row table:style-name="ro1">
          <table:table-cell office:value-type="float" office:value="612.69501" calcext:value-type="float">
            <text:p>612.69501</text:p>
          </table:table-cell>
          <table:table-cell office:value-type="float" office:value="5.6469998" calcext:value-type="float">
            <text:p>5.64700</text:p>
          </table:table-cell>
          <table:table-cell table:number-columns-repeated="2"/>
        </table:table-row>
        <table:table-row table:style-name="ro1">
          <table:table-cell office:value-type="float" office:value="622.67175" calcext:value-type="float">
            <text:p>622.67175</text:p>
          </table:table-cell>
          <table:table-cell office:value-type="float" office:value="5.7490001" calcext:value-type="float">
            <text:p>5.74900</text:p>
          </table:table-cell>
          <table:table-cell table:number-columns-repeated="2"/>
        </table:table-row>
        <table:table-row table:style-name="ro1">
          <table:table-cell office:value-type="float" office:value="632.81458" calcext:value-type="float">
            <text:p>632.81458</text:p>
          </table:table-cell>
          <table:table-cell office:value-type="float" office:value="5.8520002" calcext:value-type="float">
            <text:p>5.85200</text:p>
          </table:table-cell>
          <table:table-cell table:number-columns-repeated="2"/>
        </table:table-row>
        <table:table-row table:style-name="ro1">
          <table:table-cell office:value-type="float" office:value="642.65863" calcext:value-type="float">
            <text:p>642.65863</text:p>
          </table:table-cell>
          <table:table-cell office:value-type="float" office:value="5.9439998" calcext:value-type="float">
            <text:p>5.94400</text:p>
          </table:table-cell>
          <table:table-cell table:number-columns-repeated="2"/>
        </table:table-row>
        <table:table-row table:style-name="ro1">
          <table:table-cell office:value-type="float" office:value="652.80133" calcext:value-type="float">
            <text:p>652.80133</text:p>
          </table:table-cell>
          <table:table-cell office:value-type="float" office:value="6.0380001" calcext:value-type="float">
            <text:p>6.03800</text:p>
          </table:table-cell>
          <table:table-cell table:number-columns-repeated="2"/>
        </table:table-row>
        <table:table-row table:style-name="ro1">
          <table:table-cell office:value-type="float" office:value="662.5564" calcext:value-type="float">
            <text:p>662.55640</text:p>
          </table:table-cell>
          <table:table-cell office:value-type="float" office:value="6.1290002" calcext:value-type="float">
            <text:p>6.12900</text:p>
          </table:table-cell>
          <table:table-cell table:number-columns-repeated="2"/>
        </table:table-row>
        <table:table-row table:style-name="ro1">
          <table:table-cell office:value-type="float" office:value="672.81152" calcext:value-type="float">
            <text:p>672.81152</text:p>
          </table:table-cell>
          <table:table-cell office:value-type="float" office:value="6.217" calcext:value-type="float">
            <text:p>6.21700</text:p>
          </table:table-cell>
          <table:table-cell table:number-columns-repeated="2"/>
        </table:table-row>
        <table:table-row table:style-name="ro1">
          <table:table-cell office:value-type="float" office:value="682.83398" calcext:value-type="float">
            <text:p>682.83398</text:p>
          </table:table-cell>
          <table:table-cell office:value-type="float" office:value="6.303" calcext:value-type="float">
            <text:p>6.30300</text:p>
          </table:table-cell>
          <table:table-cell table:number-columns-repeated="2"/>
        </table:table-row>
        <table:table-row table:style-name="ro1">
          <table:table-cell office:value-type="float" office:value="693.08582" calcext:value-type="float">
            <text:p>693.08582</text:p>
          </table:table-cell>
          <table:table-cell office:value-type="float" office:value="6.3889999" calcext:value-type="float">
            <text:p>6.38900</text:p>
          </table:table-cell>
          <table:table-cell table:number-columns-repeated="2"/>
        </table:table-row>
        <table:table-row table:style-name="ro1">
          <table:table-cell office:value-type="float" office:value="703.0658" calcext:value-type="float">
            <text:p>703.06580</text:p>
          </table:table-cell>
          <table:table-cell office:value-type="float" office:value="6.4710002" calcext:value-type="float">
            <text:p>6.47100</text:p>
          </table:table-cell>
          <table:table-cell table:number-columns-repeated="2"/>
        </table:table-row>
        <table:table-row table:style-name="ro1">
          <table:table-cell office:value-type="float" office:value="713.15021" calcext:value-type="float">
            <text:p>713.15021</text:p>
          </table:table-cell>
          <table:table-cell office:value-type="float" office:value="6.5500002" calcext:value-type="float">
            <text:p>6.55000</text:p>
          </table:table-cell>
          <table:table-cell table:number-columns-repeated="2"/>
        </table:table-row>
        <table:table-row table:style-name="ro1">
          <table:table-cell office:value-type="float" office:value="723.08887" calcext:value-type="float">
            <text:p>723.08887</text:p>
          </table:table-cell>
          <table:table-cell office:value-type="float" office:value="6.6269999" calcext:value-type="float">
            <text:p>6.62700</text:p>
          </table:table-cell>
          <table:table-cell table:number-columns-repeated="2"/>
        </table:table-row>
        <table:table-row table:style-name="ro1">
          <table:table-cell office:value-type="float" office:value="733.35645" calcext:value-type="float">
            <text:p>733.35645</text:p>
          </table:table-cell>
          <table:table-cell office:value-type="float" office:value="6.7049999" calcext:value-type="float">
            <text:p>6.70500</text:p>
          </table:table-cell>
          <table:table-cell table:number-columns-repeated="2"/>
        </table:table-row>
        <table:table-row table:style-name="ro1">
          <table:table-cell office:value-type="float" office:value="743.258" calcext:value-type="float">
            <text:p>743.25800</text:p>
          </table:table-cell>
          <table:table-cell office:value-type="float" office:value="6.777" calcext:value-type="float">
            <text:p>6.77700</text:p>
          </table:table-cell>
          <table:table-cell table:number-columns-repeated="2"/>
        </table:table-row>
        <table:table-row table:style-name="ro1">
          <table:table-cell office:value-type="float" office:value="753.43781" calcext:value-type="float">
            <text:p>753.43781</text:p>
          </table:table-cell>
          <table:table-cell office:value-type="float" office:value="6.8509998" calcext:value-type="float">
            <text:p>6.85100</text:p>
          </table:table-cell>
          <table:table-cell table:number-columns-repeated="2"/>
        </table:table-row>
        <table:table-row table:style-name="ro1">
          <table:table-cell office:value-type="float" office:value="763.20618" calcext:value-type="float">
            <text:p>763.20618</text:p>
          </table:table-cell>
          <table:table-cell office:value-type="float" office:value="6.9200001" calcext:value-type="float">
            <text:p>6.92000</text:p>
          </table:table-cell>
          <table:table-cell table:number-columns-repeated="2"/>
        </table:table-row>
        <table:table-row table:style-name="ro1">
          <table:table-cell office:value-type="float" office:value="773.72552" calcext:value-type="float">
            <text:p>773.72552</text:p>
          </table:table-cell>
          <table:table-cell office:value-type="float" office:value="6.9879999" calcext:value-type="float">
            <text:p>6.98800</text:p>
          </table:table-cell>
          <table:table-cell table:number-columns-repeated="2"/>
        </table:table-row>
        <table:table-row table:style-name="ro1">
          <table:table-cell office:value-type="float" office:value="783.19543" calcext:value-type="float">
            <text:p>783.19543</text:p>
          </table:table-cell>
          <table:table-cell office:value-type="float" office:value="7.0549998" calcext:value-type="float">
            <text:p>7.05500</text:p>
          </table:table-cell>
          <table:table-cell table:number-columns-repeated="2"/>
        </table:table-row>
        <table:table-row table:style-name="ro1">
          <table:table-cell office:value-type="float" office:value="793.42035" calcext:value-type="float">
            <text:p>793.42035</text:p>
          </table:table-cell>
          <table:table-cell office:value-type="float" office:value="7.1220002" calcext:value-type="float">
            <text:p>7.12200</text:p>
          </table:table-cell>
          <table:table-cell table:number-columns-repeated="2"/>
        </table:table-row>
        <table:table-row table:style-name="ro1">
          <table:table-cell office:value-type="float" office:value="803.4906" calcext:value-type="float">
            <text:p>803.49060</text:p>
          </table:table-cell>
          <table:table-cell office:value-type="float" office:value="7.1869998" calcext:value-type="float">
            <text:p>7.18700</text:p>
          </table:table-cell>
          <table:table-cell table:number-columns-repeated="2"/>
        </table:table-row>
        <table:table-row table:style-name="ro1">
          <table:table-cell office:value-type="float" office:value="813.54333" calcext:value-type="float">
            <text:p>813.54333</text:p>
          </table:table-cell>
          <table:table-cell office:value-type="float" office:value="7.2509999" calcext:value-type="float">
            <text:p>7.25100</text:p>
          </table:table-cell>
          <table:table-cell table:number-columns-repeated="2"/>
        </table:table-row>
        <table:table-row table:style-name="ro1">
          <table:table-cell office:value-type="float" office:value="823.60516" calcext:value-type="float">
            <text:p>823.60516</text:p>
          </table:table-cell>
          <table:table-cell office:value-type="float" office:value="7.3130002" calcext:value-type="float">
            <text:p>7.31300</text:p>
          </table:table-cell>
          <table:table-cell table:number-columns-repeated="2"/>
        </table:table-row>
        <table:table-row table:style-name="ro1">
          <table:table-cell office:value-type="float" office:value="833.85962" calcext:value-type="float">
            <text:p>833.85962</text:p>
          </table:table-cell>
          <table:table-cell office:value-type="float" office:value="7.3769999" calcext:value-type="float">
            <text:p>7.37700</text:p>
          </table:table-cell>
          <table:table-cell table:number-columns-repeated="2"/>
        </table:table-row>
        <table:table-row table:style-name="ro1">
          <table:table-cell office:value-type="float" office:value="843.84912" calcext:value-type="float">
            <text:p>843.84912</text:p>
          </table:table-cell>
          <table:table-cell office:value-type="float" office:value="7.4349999" calcext:value-type="float">
            <text:p>7.43500</text:p>
          </table:table-cell>
          <table:table-cell table:number-columns-repeated="2"/>
        </table:table-row>
        <table:table-row table:style-name="ro1">
          <table:table-cell office:value-type="float" office:value="853.77356" calcext:value-type="float">
            <text:p>853.77356</text:p>
          </table:table-cell>
          <table:table-cell office:value-type="float" office:value="7.4949999" calcext:value-type="float">
            <text:p>7.49500</text:p>
          </table:table-cell>
          <table:table-cell table:number-columns-repeated="2"/>
        </table:table-row>
        <table:table-row table:style-name="ro1">
          <table:table-cell office:value-type="float" office:value="863.95129" calcext:value-type="float">
            <text:p>863.95129</text:p>
          </table:table-cell>
          <table:table-cell office:value-type="float" office:value="7.5539999" calcext:value-type="float">
            <text:p>7.55400</text:p>
          </table:table-cell>
          <table:table-cell table:number-columns-repeated="2"/>
        </table:table-row>
        <table:table-row table:style-name="ro1">
          <table:table-cell office:value-type="float" office:value="874.18762" calcext:value-type="float">
            <text:p>874.18762</text:p>
          </table:table-cell>
          <table:table-cell office:value-type="float" office:value="7.6129999" calcext:value-type="float">
            <text:p>7.61300</text:p>
          </table:table-cell>
          <table:table-cell table:number-columns-repeated="2"/>
        </table:table-row>
        <table:table-row table:style-name="ro1">
          <table:table-cell office:value-type="float" office:value="884.01007" calcext:value-type="float">
            <text:p>884.01007</text:p>
          </table:table-cell>
          <table:table-cell office:value-type="float" office:value="7.6669998" calcext:value-type="float">
            <text:p>7.66700</text:p>
          </table:table-cell>
          <table:table-cell table:number-columns-repeated="2"/>
        </table:table-row>
        <table:table-row table:style-name="ro1">
          <table:table-cell office:value-type="float" office:value="893.78937" calcext:value-type="float">
            <text:p>893.78937</text:p>
          </table:table-cell>
          <table:table-cell office:value-type="float" office:value="7.723" calcext:value-type="float">
            <text:p>7.72300</text:p>
          </table:table-cell>
          <table:table-cell table:number-columns-repeated="2"/>
        </table:table-row>
        <table:table-row table:style-name="ro1">
          <table:table-cell office:value-type="float" office:value="903.82996" calcext:value-type="float">
            <text:p>903.82996</text:p>
          </table:table-cell>
          <table:table-cell office:value-type="float" office:value="7.776" calcext:value-type="float">
            <text:p>7.77600</text:p>
          </table:table-cell>
          <table:table-cell table:number-columns-repeated="2"/>
        </table:table-row>
        <table:table-row table:style-name="ro1">
          <table:table-cell office:value-type="float" office:value="913.90063" calcext:value-type="float">
            <text:p>913.90063</text:p>
          </table:table-cell>
          <table:table-cell office:value-type="float" office:value="7.8319998" calcext:value-type="float">
            <text:p>7.83200</text:p>
          </table:table-cell>
          <table:table-cell table:number-columns-repeated="2"/>
        </table:table-row>
        <table:table-row table:style-name="ro1">
          <table:table-cell office:value-type="float" office:value="923.82324" calcext:value-type="float">
            <text:p>923.82324</text:p>
          </table:table-cell>
          <table:table-cell office:value-type="float" office:value="7.8829999" calcext:value-type="float">
            <text:p>7.88300</text:p>
          </table:table-cell>
          <table:table-cell table:number-columns-repeated="2"/>
        </table:table-row>
        <table:table-row table:style-name="ro1">
          <table:table-cell office:value-type="float" office:value="934.09772" calcext:value-type="float">
            <text:p>934.09772</text:p>
          </table:table-cell>
          <table:table-cell office:value-type="float" office:value="7.9369998" calcext:value-type="float">
            <text:p>7.93700</text:p>
          </table:table-cell>
          <table:table-cell table:number-columns-repeated="2"/>
        </table:table-row>
        <table:table-row table:style-name="ro1">
          <table:table-cell office:value-type="float" office:value="943.94855" calcext:value-type="float">
            <text:p>943.94855</text:p>
          </table:table-cell>
          <table:table-cell office:value-type="float" office:value="7.9889998" calcext:value-type="float">
            <text:p>7.98900</text:p>
          </table:table-cell>
          <table:table-cell table:number-columns-repeated="2"/>
        </table:table-row>
        <table:table-row table:style-name="ro1">
          <table:table-cell office:value-type="float" office:value="954.1637" calcext:value-type="float">
            <text:p>954.16370</text:p>
          </table:table-cell>
          <table:table-cell office:value-type="float" office:value="8.04" calcext:value-type="float">
            <text:p>8.04000</text:p>
          </table:table-cell>
          <table:table-cell table:number-columns-repeated="2"/>
        </table:table-row>
        <table:table-row table:style-name="ro1">
          <table:table-cell office:value-type="float" office:value="964.11206" calcext:value-type="float">
            <text:p>964.11206</text:p>
          </table:table-cell>
          <table:table-cell office:value-type="float" office:value="8.0900002" calcext:value-type="float">
            <text:p>8.09000</text:p>
          </table:table-cell>
          <table:table-cell table:number-columns-repeated="2"/>
        </table:table-row>
        <table:table-row table:style-name="ro1">
          <table:table-cell office:value-type="float" office:value="974.00061" calcext:value-type="float">
            <text:p>974.00061</text:p>
          </table:table-cell>
          <table:table-cell office:value-type="float" office:value="8.1379995" calcext:value-type="float">
            <text:p>8.13800</text:p>
          </table:table-cell>
          <table:table-cell table:number-columns-repeated="2"/>
        </table:table-row>
        <table:table-row table:style-name="ro1">
          <table:table-cell office:value-type="float" office:value="984.17969" calcext:value-type="float">
            <text:p>984.17969</text:p>
          </table:table-cell>
          <table:table-cell office:value-type="float" office:value="8.1879997" calcext:value-type="float">
            <text:p>8.18800</text:p>
          </table:table-cell>
          <table:table-cell table:number-columns-repeated="2"/>
        </table:table-row>
        <table:table-row table:style-name="ro1">
          <table:table-cell office:value-type="float" office:value="994.13098" calcext:value-type="float">
            <text:p>994.13098</text:p>
          </table:table-cell>
          <table:table-cell office:value-type="float" office:value="8.2360001" calcext:value-type="float">
            <text:p>8.23600</text:p>
          </table:table-cell>
          <table:table-cell table:number-columns-repeated="2"/>
        </table:table-row>
        <table:table-row table:style-name="ro1">
          <table:table-cell office:value-type="float" office:value="1004.322" calcext:value-type="float">
            <text:p>1004.32200</text:p>
          </table:table-cell>
          <table:table-cell office:value-type="float" office:value="8.2849998" calcext:value-type="float">
            <text:p>8.28500</text:p>
          </table:table-cell>
          <table:table-cell table:number-columns-repeated="2"/>
        </table:table-row>
        <table:table-row table:style-name="ro1">
          <table:table-cell office:value-type="float" office:value="1014.3847" calcext:value-type="float">
            <text:p>1014.38470</text:p>
          </table:table-cell>
          <table:table-cell office:value-type="float" office:value="8.3319998" calcext:value-type="float">
            <text:p>8.33200</text:p>
          </table:table-cell>
          <table:table-cell table:number-columns-repeated="2"/>
        </table:table-row>
        <table:table-row table:style-name="ro1">
          <table:table-cell office:value-type="float" office:value="1024.6846" calcext:value-type="float">
            <text:p>1024.68460</text:p>
          </table:table-cell>
          <table:table-cell office:value-type="float" office:value="8.3800001" calcext:value-type="float">
            <text:p>8.38000</text:p>
          </table:table-cell>
          <table:table-cell table:number-columns-repeated="2"/>
        </table:table-row>
        <table:table-row table:style-name="ro1">
          <table:table-cell office:value-type="float" office:value="1034.6764" calcext:value-type="float">
            <text:p>1034.67640</text:p>
          </table:table-cell>
          <table:table-cell office:value-type="float" office:value="8.427" calcext:value-type="float">
            <text:p>8.42700</text:p>
          </table:table-cell>
          <table:table-cell table:number-columns-repeated="2"/>
        </table:table-row>
        <table:table-row table:style-name="ro1">
          <table:table-cell office:value-type="float" office:value="1044.7964" calcext:value-type="float">
            <text:p>1044.79640</text:p>
          </table:table-cell>
          <table:table-cell office:value-type="float" office:value="8.4729996" calcext:value-type="float">
            <text:p>8.47300</text:p>
          </table:table-cell>
          <table:table-cell table:number-columns-repeated="2"/>
        </table:table-row>
        <table:table-row table:style-name="ro1">
          <table:table-cell office:value-type="float" office:value="1055.0127" calcext:value-type="float">
            <text:p>1055.01270</text:p>
          </table:table-cell>
          <table:table-cell office:value-type="float" office:value="8.5179996" calcext:value-type="float">
            <text:p>8.51800</text:p>
          </table:table-cell>
          <table:table-cell table:number-columns-repeated="2"/>
        </table:table-row>
        <table:table-row table:style-name="ro1">
          <table:table-cell office:value-type="float" office:value="1065.2834" calcext:value-type="float">
            <text:p>1065.28340</text:p>
          </table:table-cell>
          <table:table-cell office:value-type="float" office:value="8.5640001" calcext:value-type="float">
            <text:p>8.56400</text:p>
          </table:table-cell>
          <table:table-cell table:number-columns-repeated="2"/>
        </table:table-row>
        <table:table-row table:style-name="ro1">
          <table:table-cell office:value-type="float" office:value="1074.8944" calcext:value-type="float">
            <text:p>1074.89440</text:p>
          </table:table-cell>
          <table:table-cell office:value-type="float" office:value="8.6070004" calcext:value-type="float">
            <text:p>8.60700</text:p>
          </table:table-cell>
          <table:table-cell table:number-columns-repeated="2"/>
        </table:table-row>
        <table:table-row table:style-name="ro1">
          <table:table-cell office:value-type="float" office:value="1084.7874" calcext:value-type="float">
            <text:p>1084.78740</text:p>
          </table:table-cell>
          <table:table-cell office:value-type="float" office:value="8.6499996" calcext:value-type="float">
            <text:p>8.65000</text:p>
          </table:table-cell>
          <table:table-cell table:number-columns-repeated="2"/>
        </table:table-row>
        <table:table-row table:style-name="ro1">
          <table:table-cell office:value-type="float" office:value="1094.795" calcext:value-type="float">
            <text:p>1094.79500</text:p>
          </table:table-cell>
          <table:table-cell office:value-type="float" office:value="8.6940002" calcext:value-type="float">
            <text:p>8.69400</text:p>
          </table:table-cell>
          <table:table-cell table:number-columns-repeated="2"/>
        </table:table-row>
        <table:table-row table:style-name="ro1">
          <table:table-cell office:value-type="float" office:value="1104.9231" calcext:value-type="float">
            <text:p>1104.92310</text:p>
          </table:table-cell>
          <table:table-cell office:value-type="float" office:value="8.7390003" calcext:value-type="float">
            <text:p>8.73900</text:p>
          </table:table-cell>
          <table:table-cell table:number-columns-repeated="2"/>
        </table:table-row>
        <table:table-row table:style-name="ro1">
          <table:table-cell office:value-type="float" office:value="1114.5598" calcext:value-type="float">
            <text:p>1114.55980</text:p>
          </table:table-cell>
          <table:table-cell office:value-type="float" office:value="8.7790003" calcext:value-type="float">
            <text:p>8.77900</text:p>
          </table:table-cell>
          <table:table-cell table:number-columns-repeated="2"/>
        </table:table-row>
        <table:table-row table:style-name="ro1">
          <table:table-cell office:value-type="float" office:value="1124.8812" calcext:value-type="float">
            <text:p>1124.88120</text:p>
          </table:table-cell>
          <table:table-cell office:value-type="float" office:value="8.8240004" calcext:value-type="float">
            <text:p>8.82400</text:p>
          </table:table-cell>
          <table:table-cell table:number-columns-repeated="2"/>
        </table:table-row>
        <table:table-row table:style-name="ro1">
          <table:table-cell office:value-type="float" office:value="1134.4933" calcext:value-type="float">
            <text:p>1134.49330</text:p>
          </table:table-cell>
          <table:table-cell office:value-type="float" office:value="8.8640003" calcext:value-type="float">
            <text:p>8.86400</text:p>
          </table:table-cell>
          <table:table-cell table:number-columns-repeated="2"/>
        </table:table-row>
        <table:table-row table:style-name="ro1">
          <table:table-cell office:value-type="float" office:value="1144.9066" calcext:value-type="float">
            <text:p>1144.90660</text:p>
          </table:table-cell>
          <table:table-cell office:value-type="float" office:value="8.908" calcext:value-type="float">
            <text:p>8.90800</text:p>
          </table:table-cell>
          <table:table-cell table:number-columns-repeated="2"/>
        </table:table-row>
        <table:table-row table:style-name="ro1">
          <table:table-cell office:value-type="float" office:value="1154.6377" calcext:value-type="float">
            <text:p>1154.63770</text:p>
          </table:table-cell>
          <table:table-cell office:value-type="float" office:value="8.9490004" calcext:value-type="float">
            <text:p>8.94900</text:p>
          </table:table-cell>
          <table:table-cell table:number-columns-repeated="2"/>
        </table:table-row>
        <table:table-row table:style-name="ro1">
          <table:table-cell office:value-type="float" office:value="1164.6052" calcext:value-type="float">
            <text:p>1164.60520</text:p>
          </table:table-cell>
          <table:table-cell office:value-type="float" office:value="8.9910002" calcext:value-type="float">
            <text:p>8.99100</text:p>
          </table:table-cell>
          <table:table-cell table:number-columns-repeated="2"/>
        </table:table-row>
        <table:table-row table:style-name="ro1">
          <table:table-cell office:value-type="float" office:value="1174.5583" calcext:value-type="float">
            <text:p>1174.55830</text:p>
          </table:table-cell>
          <table:table-cell office:value-type="float" office:value="9.0319996" calcext:value-type="float">
            <text:p>9.03200</text:p>
          </table:table-cell>
          <table:table-cell table:number-columns-repeated="2"/>
        </table:table-row>
        <table:table-row table:style-name="ro1">
          <table:table-cell office:value-type="float" office:value="1184.7224" calcext:value-type="float">
            <text:p>1184.72240</text:p>
          </table:table-cell>
          <table:table-cell office:value-type="float" office:value="9.073" calcext:value-type="float">
            <text:p>9.07300</text:p>
          </table:table-cell>
          <table:table-cell table:number-columns-repeated="2"/>
        </table:table-row>
        <table:table-row table:style-name="ro1">
          <table:table-cell office:value-type="float" office:value="1194.7388" calcext:value-type="float">
            <text:p>1194.73880</text:p>
          </table:table-cell>
          <table:table-cell office:value-type="float" office:value="9.1140003" calcext:value-type="float">
            <text:p>9.11400</text:p>
          </table:table-cell>
          <table:table-cell table:number-columns-repeated="2"/>
        </table:table-row>
        <table:table-row table:style-name="ro1">
          <table:table-cell office:value-type="float" office:value="1204.6194" calcext:value-type="float">
            <text:p>1204.61940</text:p>
          </table:table-cell>
          <table:table-cell office:value-type="float" office:value="9.1540003" calcext:value-type="float">
            <text:p>9.15400</text:p>
          </table:table-cell>
          <table:table-cell table:number-columns-repeated="2"/>
        </table:table-row>
        <table:table-row table:style-name="ro1">
          <table:table-cell office:value-type="float" office:value="1214.9338" calcext:value-type="float">
            <text:p>1214.93380</text:p>
          </table:table-cell>
          <table:table-cell office:value-type="float" office:value="9.1949997" calcext:value-type="float">
            <text:p>9.19500</text:p>
          </table:table-cell>
          <table:table-cell table:number-columns-repeated="2"/>
        </table:table-row>
        <table:table-row table:style-name="ro1">
          <table:table-cell office:value-type="float" office:value="1224.9983" calcext:value-type="float">
            <text:p>1224.99830</text:p>
          </table:table-cell>
          <table:table-cell office:value-type="float" office:value="9.2360001" calcext:value-type="float">
            <text:p>9.23600</text:p>
          </table:table-cell>
          <table:table-cell table:number-columns-repeated="2"/>
        </table:table-row>
        <table:table-row table:style-name="ro1">
          <table:table-cell office:value-type="float" office:value="1235.2562" calcext:value-type="float">
            <text:p>1235.25620</text:p>
          </table:table-cell>
          <table:table-cell office:value-type="float" office:value="9.2770004" calcext:value-type="float">
            <text:p>9.27700</text:p>
          </table:table-cell>
          <table:table-cell table:number-columns-repeated="2"/>
        </table:table-row>
        <table:table-row table:style-name="ro1">
          <table:table-cell office:value-type="float" office:value="1245.1388" calcext:value-type="float">
            <text:p>1245.13880</text:p>
          </table:table-cell>
          <table:table-cell office:value-type="float" office:value="9.316" calcext:value-type="float">
            <text:p>9.31600</text:p>
          </table:table-cell>
          <table:table-cell table:number-columns-repeated="2"/>
        </table:table-row>
        <table:table-row table:style-name="ro1">
          <table:table-cell office:value-type="float" office:value="1254.8632" calcext:value-type="float">
            <text:p>1254.86320</text:p>
          </table:table-cell>
          <table:table-cell office:value-type="float" office:value="9.3549995" calcext:value-type="float">
            <text:p>9.35500</text:p>
          </table:table-cell>
          <table:table-cell table:number-columns-repeated="2"/>
        </table:table-row>
        <table:table-row table:style-name="ro1">
          <table:table-cell office:value-type="float" office:value="1264.882" calcext:value-type="float">
            <text:p>1264.88200</text:p>
          </table:table-cell>
          <table:table-cell office:value-type="float" office:value="9.3950005" calcext:value-type="float">
            <text:p>9.39500</text:p>
          </table:table-cell>
          <table:table-cell table:number-columns-repeated="2"/>
        </table:table-row>
        <table:table-row table:style-name="ro1">
          <table:table-cell office:value-type="float" office:value="1274.9767" calcext:value-type="float">
            <text:p>1274.97670</text:p>
          </table:table-cell>
          <table:table-cell office:value-type="float" office:value="9.4329996" calcext:value-type="float">
            <text:p>9.43300</text:p>
          </table:table-cell>
          <table:table-cell table:number-columns-repeated="2"/>
        </table:table-row>
        <table:table-row table:style-name="ro1">
          <table:table-cell office:value-type="float" office:value="1285.0615" calcext:value-type="float">
            <text:p>1285.06150</text:p>
          </table:table-cell>
          <table:table-cell office:value-type="float" office:value="9.4729996" calcext:value-type="float">
            <text:p>9.47300</text:p>
          </table:table-cell>
          <table:table-cell table:number-columns-repeated="2"/>
        </table:table-row>
        <table:table-row table:style-name="ro1">
          <table:table-cell office:value-type="float" office:value="1295.1663" calcext:value-type="float">
            <text:p>1295.16630</text:p>
          </table:table-cell>
          <table:table-cell office:value-type="float" office:value="9.5139999" calcext:value-type="float">
            <text:p>9.51400</text:p>
          </table:table-cell>
          <table:table-cell table:number-columns-repeated="2"/>
        </table:table-row>
        <table:table-row table:style-name="ro1">
          <table:table-cell office:value-type="float" office:value="1305.387" calcext:value-type="float">
            <text:p>1305.38700</text:p>
          </table:table-cell>
          <table:table-cell office:value-type="float" office:value="9.5539999" calcext:value-type="float">
            <text:p>9.55400</text:p>
          </table:table-cell>
          <table:table-cell table:number-columns-repeated="2"/>
        </table:table-row>
        <table:table-row table:style-name="ro1">
          <table:table-cell office:value-type="float" office:value="1315.0658" calcext:value-type="float">
            <text:p>1315.06580</text:p>
          </table:table-cell>
          <table:table-cell office:value-type="float" office:value="9.5909996" calcext:value-type="float">
            <text:p>9.59100</text:p>
          </table:table-cell>
          <table:table-cell table:number-columns-repeated="2"/>
        </table:table-row>
        <table:table-row table:style-name="ro1">
          <table:table-cell office:value-type="float" office:value="1325.0703" calcext:value-type="float">
            <text:p>1325.07030</text:p>
          </table:table-cell>
          <table:table-cell office:value-type="float" office:value="9.6300001" calcext:value-type="float">
            <text:p>9.63000</text:p>
          </table:table-cell>
          <table:table-cell table:number-columns-repeated="2"/>
        </table:table-row>
        <table:table-row table:style-name="ro1">
          <table:table-cell office:value-type="float" office:value="1335.4935" calcext:value-type="float">
            <text:p>1335.49350</text:p>
          </table:table-cell>
          <table:table-cell office:value-type="float" office:value="9.6700001" calcext:value-type="float">
            <text:p>9.67000</text:p>
          </table:table-cell>
          <table:table-cell table:number-columns-repeated="2"/>
        </table:table-row>
        <table:table-row table:style-name="ro1">
          <table:table-cell office:value-type="float" office:value="1345.1615" calcext:value-type="float">
            <text:p>1345.16150</text:p>
          </table:table-cell>
          <table:table-cell office:value-type="float" office:value="9.71" calcext:value-type="float">
            <text:p>9.71000</text:p>
          </table:table-cell>
          <table:table-cell table:number-columns-repeated="2"/>
        </table:table-row>
        <table:table-row table:style-name="ro1">
          <table:table-cell office:value-type="float" office:value="1355.1666" calcext:value-type="float">
            <text:p>1355.16660</text:p>
          </table:table-cell>
          <table:table-cell office:value-type="float" office:value="9.7469997" calcext:value-type="float">
            <text:p>9.74700</text:p>
          </table:table-cell>
          <table:table-cell table:number-columns-repeated="2"/>
        </table:table-row>
        <table:table-row table:style-name="ro1">
          <table:table-cell office:value-type="float" office:value="1364.9813" calcext:value-type="float">
            <text:p>1364.98130</text:p>
          </table:table-cell>
          <table:table-cell office:value-type="float" office:value="9.7860003" calcext:value-type="float">
            <text:p>9.78600</text:p>
          </table:table-cell>
          <table:table-cell table:number-columns-repeated="2"/>
        </table:table-row>
        <table:table-row table:style-name="ro1">
          <table:table-cell office:value-type="float" office:value="1375.3738" calcext:value-type="float">
            <text:p>1375.37380</text:p>
          </table:table-cell>
          <table:table-cell office:value-type="float" office:value="9.8280001" calcext:value-type="float">
            <text:p>9.82800</text:p>
          </table:table-cell>
          <table:table-cell table:number-columns-repeated="2"/>
        </table:table-row>
        <table:table-row table:style-name="ro1">
          <table:table-cell office:value-type="float" office:value="1385.2301" calcext:value-type="float">
            <text:p>1385.23010</text:p>
          </table:table-cell>
          <table:table-cell office:value-type="float" office:value="9.8660002" calcext:value-type="float">
            <text:p>9.86600</text:p>
          </table:table-cell>
          <table:table-cell table:number-columns-repeated="2"/>
        </table:table-row>
        <table:table-row table:style-name="ro1">
          <table:table-cell office:value-type="float" office:value="1395.2423" calcext:value-type="float">
            <text:p>1395.24230</text:p>
          </table:table-cell>
          <table:table-cell office:value-type="float" office:value="9.9049997" calcext:value-type="float">
            <text:p>9.90500</text:p>
          </table:table-cell>
          <table:table-cell table:number-columns-repeated="2"/>
        </table:table-row>
        <table:table-row table:style-name="ro1">
          <table:table-cell office:value-type="float" office:value="1404.6632" calcext:value-type="float">
            <text:p>1404.66320</text:p>
          </table:table-cell>
          <table:table-cell office:value-type="float" office:value="9.9420004" calcext:value-type="float">
            <text:p>9.94200</text:p>
          </table:table-cell>
          <table:table-cell table:number-columns-repeated="2"/>
        </table:table-row>
        <table:table-row table:style-name="ro1">
          <table:table-cell office:value-type="float" office:value="1415.2614" calcext:value-type="float">
            <text:p>1415.26140</text:p>
          </table:table-cell>
          <table:table-cell office:value-type="float" office:value="9.9829998" calcext:value-type="float">
            <text:p>9.98300</text:p>
          </table:table-cell>
          <table:table-cell table:number-columns-repeated="2"/>
        </table:table-row>
        <table:table-row table:style-name="ro1">
          <table:table-cell office:value-type="float" office:value="1425.4149" calcext:value-type="float">
            <text:p>1425.41490</text:p>
          </table:table-cell>
          <table:table-cell office:value-type="float" office:value="10.022" calcext:value-type="float">
            <text:p>10.02200</text:p>
          </table:table-cell>
          <table:table-cell table:number-columns-repeated="2"/>
        </table:table-row>
        <table:table-row table:style-name="ro1">
          <table:table-cell office:value-type="float" office:value="1435.1471" calcext:value-type="float">
            <text:p>1435.14710</text:p>
          </table:table-cell>
          <table:table-cell office:value-type="float" office:value="10.063" calcext:value-type="float">
            <text:p>10.06300</text:p>
          </table:table-cell>
          <table:table-cell table:number-columns-repeated="2"/>
        </table:table-row>
        <table:table-row table:style-name="ro1">
          <table:table-cell office:value-type="float" office:value="1444.7593" calcext:value-type="float">
            <text:p>1444.75930</text:p>
          </table:table-cell>
          <table:table-cell office:value-type="float" office:value="10.1" calcext:value-type="float">
            <text:p>10.10000</text:p>
          </table:table-cell>
          <table:table-cell table:number-columns-repeated="2"/>
        </table:table-row>
        <table:table-row table:style-name="ro1">
          <table:table-cell office:value-type="float" office:value="1454.7101" calcext:value-type="float">
            <text:p>1454.71010</text:p>
          </table:table-cell>
          <table:table-cell office:value-type="float" office:value="10.141" calcext:value-type="float">
            <text:p>10.14100</text:p>
          </table:table-cell>
          <table:table-cell table:number-columns-repeated="2"/>
        </table:table-row>
        <table:table-row table:style-name="ro1">
          <table:table-cell office:value-type="float" office:value="1464.5442" calcext:value-type="float">
            <text:p>1464.54420</text:p>
          </table:table-cell>
          <table:table-cell office:value-type="float" office:value="10.181" calcext:value-type="float">
            <text:p>10.18100</text:p>
          </table:table-cell>
          <table:table-cell table:number-columns-repeated="2"/>
        </table:table-row>
        <table:table-row table:style-name="ro1">
          <table:table-cell office:value-type="float" office:value="1474.8159" calcext:value-type="float">
            <text:p>1474.81590</text:p>
          </table:table-cell>
          <table:table-cell office:value-type="float" office:value="10.221" calcext:value-type="float">
            <text:p>10.22100</text:p>
          </table:table-cell>
          <table:table-cell table:number-columns-repeated="2"/>
        </table:table-row>
        <table:table-row table:style-name="ro1">
          <table:table-cell office:value-type="float" office:value="1484.4611" calcext:value-type="float">
            <text:p>1484.46110</text:p>
          </table:table-cell>
          <table:table-cell office:value-type="float" office:value="10.261" calcext:value-type="float">
            <text:p>10.26100</text:p>
          </table:table-cell>
          <table:table-cell table:number-columns-repeated="2"/>
        </table:table-row>
        <table:table-row table:style-name="ro1">
          <table:table-cell office:value-type="float" office:value="1494.6923" calcext:value-type="float">
            <text:p>1494.69230</text:p>
          </table:table-cell>
          <table:table-cell office:value-type="float" office:value="10.302" calcext:value-type="float">
            <text:p>10.30200</text:p>
          </table:table-cell>
          <table:table-cell table:number-columns-repeated="2"/>
        </table:table-row>
        <table:table-row table:style-name="ro1">
          <table:table-cell office:value-type="float" office:value="1504.9978" calcext:value-type="float">
            <text:p>1504.99780</text:p>
          </table:table-cell>
          <table:table-cell office:value-type="float" office:value="10.345" calcext:value-type="float">
            <text:p>10.34500</text:p>
          </table:table-cell>
          <table:table-cell table:number-columns-repeated="2"/>
        </table:table-row>
        <table:table-row table:style-name="ro1">
          <table:table-cell office:value-type="float" office:value="1514.7927" calcext:value-type="float">
            <text:p>1514.79270</text:p>
          </table:table-cell>
          <table:table-cell office:value-type="float" office:value="10.388" calcext:value-type="float">
            <text:p>10.38800</text:p>
          </table:table-cell>
          <table:table-cell table:number-columns-repeated="2"/>
        </table:table-row>
        <table:table-row table:style-name="ro1">
          <table:table-cell office:value-type="float" office:value="1524.9226" calcext:value-type="float">
            <text:p>1524.92260</text:p>
          </table:table-cell>
          <table:table-cell office:value-type="float" office:value="10.431" calcext:value-type="float">
            <text:p>10.43100</text:p>
          </table:table-cell>
          <table:table-cell table:number-columns-repeated="2"/>
        </table:table-row>
        <table:table-row table:style-name="ro1">
          <table:table-cell office:value-type="float" office:value="1534.7271" calcext:value-type="float">
            <text:p>1534.72710</text:p>
          </table:table-cell>
          <table:table-cell office:value-type="float" office:value="10.472" calcext:value-type="float">
            <text:p>10.47200</text:p>
          </table:table-cell>
          <table:table-cell table:number-columns-repeated="2"/>
        </table:table-row>
        <table:table-row table:style-name="ro1">
          <table:table-cell office:value-type="float" office:value="1544.1064" calcext:value-type="float">
            <text:p>1544.10640</text:p>
          </table:table-cell>
          <table:table-cell office:value-type="float" office:value="10.513" calcext:value-type="float">
            <text:p>10.51300</text:p>
          </table:table-cell>
          <table:table-cell table:number-columns-repeated="2"/>
        </table:table-row>
        <table:table-row table:style-name="ro1">
          <table:table-cell office:value-type="float" office:value="1554.507" calcext:value-type="float">
            <text:p>1554.50700</text:p>
          </table:table-cell>
          <table:table-cell office:value-type="float" office:value="10.557" calcext:value-type="float">
            <text:p>10.55700</text:p>
          </table:table-cell>
          <table:table-cell table:number-columns-repeated="2"/>
        </table:table-row>
        <table:table-row table:style-name="ro1">
          <table:table-cell office:value-type="float" office:value="1564.2964" calcext:value-type="float">
            <text:p>1564.29640</text:p>
          </table:table-cell>
          <table:table-cell office:value-type="float" office:value="10.601" calcext:value-type="float">
            <text:p>10.60100</text:p>
          </table:table-cell>
          <table:table-cell table:number-columns-repeated="2"/>
        </table:table-row>
        <table:table-row table:style-name="ro1">
          <table:table-cell office:value-type="float" office:value="1574.303" calcext:value-type="float">
            <text:p>1574.30300</text:p>
          </table:table-cell>
          <table:table-cell office:value-type="float" office:value="10.648" calcext:value-type="float">
            <text:p>10.64800</text:p>
          </table:table-cell>
          <table:table-cell table:number-columns-repeated="2"/>
        </table:table-row>
        <table:table-row table:style-name="ro1" table:number-rows-repeated="104845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09:44:37.178611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8T09:55:23.929762840</dc:date>
    <dc:creator>Yuan </dc:creator>
    <meta:editing-duration>PT54M54S</meta:editing-duration>
    <meta:editing-cycles>11</meta:editing-cycles>
    <meta:document-statistic meta:table-count="2" meta:cell-count="426" meta:object-count="0"/>
  </office:meta>
</office:document-meta>
</file>